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3B94554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name-asian="Arial" style:font-size-asian="11pt" style:font-name-complex="Ari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1pt" style:font-size-asian="11pt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weight-complex="bold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 fo:break-before="page"/>
      <style:text-properties fo:font-size="11pt" fo:font-weight="bold" style:font-size-asian="11pt" style:font-weight-asian="bold" style:font-weight-complex="bold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 fo:break-before="page"/>
      <style:text-properties style:font-name="Arial" fo:font-size="11pt" fo:font-weight="bold" style:font-size-asian="11pt" style:font-weight-asian="bold" style:font-name-complex="Arial" style:font-weight-complex="bold"/>
    </style:style>
    <style:style style:name="P1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weight-complex="bold"/>
    </style:style>
    <style:style style:name="P15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weight-complex="bold"/>
    </style:style>
    <style:style style:name="P16" style:family="paragraph" style:parent-style-name="Standard">
      <style:paragraph-properties fo:margin-top="0.176cm" fo:margin-bottom="0.176cm" style:contextual-spacing="false" fo:text-align="justify" style:justify-single-word="false">
        <style:tab-stops>
          <style:tab-stop style:position="1.27cm"/>
        </style:tab-stops>
      </style:paragraph-properties>
    </style:style>
    <style:style style:name="P17" style:family="paragraph" style:parent-style-name="Standard">
      <style:paragraph-properties fo:margin-left="2.011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1" style:family="paragraph" style:parent-style-name="Standard" style:master-page-name="Standard">
      <style:paragraph-properties fo:margin-left="0.635cm" fo:margin-right="0cm" fo:text-align="justify" style:justify-single-word="false" fo:text-indent="0cm" style:auto-text-indent="false" style:page-number="auto"/>
      <style:text-properties style:font-name="Arial" fo:font-size="11pt" fo:font-weight="bold" style:font-name-asian="Arial" style:font-size-asian="11pt" style:font-weight-asian="bold" style:font-name-complex="Arial" style:font-weight-complex="bold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1pt" fo:language="ca" fo:country="ES" style:text-underline-style="solid" style:text-underline-width="auto" style:text-underline-color="font-color" fo:font-weight="bold" style:font-size-asian="11pt" style:font-weight-asian="bold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font-weight="bold" style:font-name-asian="Arial" style:font-size-asian="11pt" style:font-weight-asian="bold" style:font-name-complex="Arial" style:font-weight-complex="bold"/>
    </style:style>
    <style:style style:name="P24" style:family="paragraph" style:parent-style-name="Standard" style:list-style-name="WW8Num5">
      <style:paragraph-properties fo:text-align="justify" style:justify-single-word="false"/>
      <style:text-properties style:font-name="Arial" fo:font-size="11pt" style:font-size-asian="11pt" style:font-name-complex="Arial" style:font-weight-complex="bold"/>
    </style:style>
    <style:style style:name="P25" style:family="paragraph" style:parent-style-name="Standard" style:list-style-name="WW8Num7">
      <style:paragraph-properties fo:text-align="justify" style:justify-single-word="false"/>
      <style:text-properties style:font-name="Arial" fo:font-size="11pt" style:font-size-asian="11pt" style:font-name-complex="Arial" style:font-weight-complex="bold"/>
    </style:style>
    <style:style style:name="P26" style:family="paragraph" style:parent-style-name="Standard" style:list-style-name="WW8Num4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27" style:family="paragraph" style:parent-style-name="Standard" style:list-style-name="WW8Num7">
      <style:paragraph-properties fo:text-align="justify" style:justify-single-word="false"/>
    </style:style>
    <style:style style:name="P28" style:family="paragraph" style:parent-style-name="Standard" style:list-style-name="WW8Num4">
      <style:paragraph-properties fo:text-align="justify" style:justify-single-word="false"/>
      <style:text-properties style:use-window-font-color="true" style:font-name="Arial" fo:font-size="11pt" fo:language="es" fo:country="ES" officeooo:rsid="0007cb53" officeooo:paragraph-rsid="0007cb5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29" style:family="paragraph" style:parent-style-name="Standard" style:list-style-name="WW8Num4">
      <style:paragraph-properties fo:text-align="justify" style:justify-single-word="false"/>
      <style:text-properties style:use-window-font-color="true" style:font-name="Arial" fo:font-size="11pt" fo:language="es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0" style:family="paragraph" style:parent-style-name="Standard" style:list-style-name="WW8Num4">
      <style:paragraph-properties fo:text-align="justify" style:justify-single-word="false"/>
      <style:text-properties style:use-window-font-color="true" style:font-name="Arial" fo:font-size="11pt" fo:language="es" fo:country="ES" officeooo:paragraph-rsid="00089aad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1" style:family="paragraph" style:parent-style-name="Standard" style:list-style-name="WW8Num4">
      <style:paragraph-properties fo:text-align="justify" style:justify-single-word="false"/>
      <style:text-properties style:use-window-font-color="true" style:font-name="Arial" fo:font-size="11pt" fo:language="es" fo:country="ES" officeooo:rsid="00089aad" officeooo:paragraph-rsid="00089aad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2" style:family="paragraph" style:parent-style-name="Standard" style:list-style-name="WW8Num3">
      <style:paragraph-properties fo:margin-left="1.249cm" fo:margin-right="0cm" fo:text-align="justify" style:justify-single-word="false" fo:text-indent="-0.635cm" style:auto-text-indent="false"/>
    </style:style>
    <style:style style:name="P33" style:family="paragraph" style:parent-style-name="Standard" style:list-style-name="WW8Num3">
      <style:paragraph-properties fo:margin-left="1.249cm" fo:margin-right="0cm" fo:text-align="justify" style:justify-single-word="false" fo:text-indent="-0.635cm" style:auto-text-indent="false"/>
      <style:text-properties style:font-name="Arial" fo:font-size="11pt" style:font-size-asian="11pt" style:font-name-complex="Arial"/>
    </style:style>
    <style:style style:name="P34" style:family="paragraph" style:parent-style-name="Standard" style:list-style-name="WW8Num6">
      <style:paragraph-properties fo:margin-left="1.249cm" fo:margin-right="0cm" fo:text-align="justify" style:justify-single-word="false" fo:text-indent="-0.635cm" style:auto-text-indent="false"/>
      <style:text-properties style:use-window-font-color="true" style:font-name="Arial" fo:font-size="11pt" fo:language="es" fo:country="ES" officeooo:rsid="0007cb53" officeooo:paragraph-rsid="0007cb53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Standard" style:list-style-name="WW8Num6">
      <style:paragraph-properties fo:margin-left="1.249cm" fo:margin-right="0cm" fo:text-align="justify" style:justify-single-word="false" fo:text-indent="-0.635cm" style:auto-text-indent="false"/>
      <style:text-properties style:use-window-font-color="true" style:font-name="Arial" fo:font-size="11pt" fo:language="es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Standard" style:list-style-name="WW8Num8">
      <style:paragraph-properties fo:margin-top="0.176cm" fo:margin-bottom="0.176cm" style:contextual-spacing="false" fo:text-align="justify" style:justify-single-word="false">
        <style:tab-stops>
          <style:tab-stop style:position="1.27cm"/>
        </style:tab-stops>
      </style:paragraph-properties>
    </style:style>
    <style:style style:name="P37" style:family="paragraph" style:parent-style-name="Standard">
      <style:paragraph-properties fo:margin-top="0.176cm" fo:margin-bottom="0.176cm" style:contextual-spacing="false" fo:text-align="justify" style:justify-single-word="false">
        <style:tab-stops>
          <style:tab-stop style:position="1.27cm"/>
        </style:tab-stops>
      </style:paragraph-properties>
      <style:text-properties fo:font-size="12pt" officeooo:rsid="00065740" style:font-size-asian="12pt"/>
    </style:style>
    <style:style style:name="P38" style:family="paragraph" style:parent-style-name="Standard">
      <style:paragraph-properties fo:margin-top="0.176cm" fo:margin-bottom="0.176cm" style:contextual-spacing="false" fo:text-align="justify" style:justify-single-word="false">
        <style:tab-stops>
          <style:tab-stop style:position="1.27cm"/>
        </style:tab-stops>
      </style:paragraph-properties>
      <style:text-properties fo:font-size="12pt" officeooo:rsid="0007cb53" style:font-size-asian="12pt"/>
    </style:style>
    <style:style style:name="P39" style:family="paragraph" style:parent-style-name="Standard">
      <style:paragraph-properties fo:margin-top="0.176cm" fo:margin-bottom="0.176cm" style:contextual-spacing="false" fo:text-align="justify" style:justify-single-word="false">
        <style:tab-stops>
          <style:tab-stop style:position="1.27cm"/>
        </style:tab-stops>
      </style:paragraph-properties>
      <style:text-properties fo:font-size="12pt" officeooo:rsid="0007cb53" officeooo:paragraph-rsid="0007cb53" style:font-size-asian="12pt"/>
    </style:style>
    <style:style style:name="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T2" style:family="text">
      <style:text-properties fo:font-size="11.5pt" fo:font-style="normal" fo:font-weight="normal" officeooo:rsid="00065740" style:font-size-asian="11.5pt" style:font-style-asian="normal" style:font-weight-asian="normal" style:font-size-complex="11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font-name="Arial" fo:font-size="11pt" fo:font-weight="bold" style:font-name-asian="Arial" style:font-size-asian="11pt" style:font-weight-asian="bold" style:font-name-complex="Arial" style:font-weight-complex="bold"/>
    </style:style>
    <style:style style:name="T9" style:family="text">
      <style:text-properties style:font-name="Arial" fo:font-size="11pt" style:font-size-asian="11pt" style:font-name-complex="Arial"/>
    </style:style>
    <style:style style:name="T10" style:family="text">
      <style:text-properties style:font-name="Arial" fo:font-size="11pt" style:font-size-asian="11pt" style:font-name-complex="Arial" style:font-weight-complex="bold"/>
    </style:style>
    <style:style style:name="T11" style:family="text">
      <style:text-properties style:font-name="Arial" fo:font-size="11pt" style:font-name-asian="Arial" style:font-size-asian="11pt" style:font-name-complex="Arial" style:font-weight-complex="bold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065740" style:font-size-asian="12pt"/>
    </style:style>
    <style:style style:name="T15" style:family="text">
      <style:text-properties fo:font-size="12pt" officeooo:rsid="0007cb53" style:font-size-asian="12pt"/>
    </style:style>
    <style:style style:name="T16" style:family="text">
      <style:text-properties fo:font-size="12pt" officeooo:rsid="000a9555" style:font-size-asian="12pt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font-size="12pt" style:text-underline-style="solid" style:text-underline-width="auto" style:text-underline-color="font-color" style:font-size-asian="12pt"/>
    </style:style>
    <style:style style:name="T19" style:family="text">
      <style:text-properties fo:font-size="12pt" fo:background-color="#ffff00" loext:char-shading-value="0" style:font-size-asian="12pt"/>
    </style:style>
    <style:style style:name="T20" style:family="text">
      <style:text-properties officeooo:rsid="00089aa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3"><text:s text:c="162"/></text:p>
      <text:p text:style-name="P2"><text:bookmark-start text:name="OLE_LINK3"/><text:bookmark-start text:name="OLE_LINK4"/>Condiciones de la entrega y de evaluación.</text:p>
      <text:p text:style-name="P9"/>
      <text:p text:style-name="P2">Entrega:</text:p>
      <text:p text:style-name="P10"/>
      <text:p text:style-name="P11">Práctica individual con apuntes.</text:p>
      <text:p text:style-name="P11">Entrega en un solo documento comprimido en la intranet del centro, en la sesión de práctica (<text:span text:style-name="T20">2</text:span>h), con el formato de nombre:</text:p>
      <text:p text:style-name="P11"/>
      <text:list xml:id="list3501866772885585626" text:style-name="WW8Num5">
        <text:list-item>
          <text:p text:style-name="P24">COGNOM1_COGNOM2_NOM.RAR</text:p>
        </text:list-item>
      </text:list>
      <text:p text:style-name="P14"/>
      <text:list xml:id="list4223552694546081531" text:style-name="WW8Num7">
        <text:list-item>
          <text:list>
            <text:list-item>
              <text:p text:style-name="P25">El documento RAR a de contener los archivos de codificación. Ejercicio1.c , Ejercicio2.c, Ejercicio_n.c</text:p>
            </text:list-item>
          </text:list>
        </text:list-item>
      </text:list>
      <text:p text:style-name="P5"><text:s text:c="6"/></text:p>
      <text:p text:style-name="P6"><text:span text:style-name="T11"><text:s text:c="6"/></text:span><text:span text:style-name="T10">No se aceptarán entregas fuera de plazo.</text:span></text:p>
      <text:p text:style-name="P2"/>
      <text:p text:style-name="P2">Criterios de Evaluación:</text:p>
      <text:p text:style-name="P9"/>
      <text:list xml:id="list135303337167308" text:continue-numbering="true" text:style-name="WW8Num7">
        <text:list-item>
          <text:p text:style-name="P25">Imprescindible para puntuación que el programa compile y no genere ningún error. </text:p>
        </text:list-item>
      </text:list>
      <text:p text:style-name="P15"/>
      <text:list xml:id="list135303337165615" text:continue-numbering="true" text:style-name="WW8Num7">
        <text:list-item>
          <text:p text:style-name="P25">Si el programa no cumple las especificaciones de las notas, el máximo será de 3 sobre 10</text:p>
        </text:list-item>
      </text:list>
      <text:p text:style-name="P11"/>
      <text:list xml:id="list135303337156867" text:continue-numbering="true" text:style-name="WW8Num7">
        <text:list-item>
          <text:p text:style-name="P25">Se valorarán únicamente los apartados que realicen la función exacta que solicita el enunciado.</text:p>
        </text:list-item>
      </text:list>
      <text:p text:style-name="P11"/>
      <text:list xml:id="list135303337159678" text:continue-numbering="true" text:style-name="WW8Num7">
        <text:list-item>
          <text:p text:style-name="P25">Se valorará NEGATIVAMENTE el uso innecesario de variables y estructuras de control (Optimizar código).</text:p>
        </text:list-item>
      </text:list>
      <text:p text:style-name="P4"/>
      <text:list xml:id="list135303337170523" text:continue-numbering="true" text:style-name="WW8Num7">
        <text:list-item>
          <text:p text:style-name="P27"><text:span text:style-name="T10">Las expresiones algorítmicas en las estructuras de control tienen un peso fundamental en la puntuación de la práctica. Revisad que el uso de </text:span><text:span text:style-name="T7">&lt; &gt; != &amp;&amp; || </text:span><text:span text:style-name="T10">sea correcto</text:span><text:bookmark-end text:name="OLE_LINK3"/><text:bookmark-end text:name="OLE_LINK4"/></text:p>
        </text:list-item>
      </text:list>
      <text:p text:style-name="P13">CRITERIS DE CORRECCIÓ</text:p>
      <text:p text:style-name="P9"/>
      <text:p text:style-name="P9">Exercici1:(2p)</text:p>
      <text:p text:style-name="P9"/>
      <text:list xml:id="list6872501665902548548" text:style-name="WW8Num3">
        <text:list-item>
          <text:p text:style-name="P32"><text:span text:style-name="T9">Ordenación de los 2 valores , </text:span><text:span text:style-name="T5">obligatorio usar un condicional simple</text:span><text:span text:style-name="T6">(</text:span><text:span text:style-name="T9">1p) </text:span></text:p>
        </text:list-item>
        <text:list-item>
          <text:p text:style-name="P33">Operaciones (1p)</text:p>
        </text:list-item>
      </text:list>
      <text:p text:style-name="P20"/>
      <text:p text:style-name="P9">Exercici 2:(4p)</text:p>
      <text:p text:style-name="P9"/>
      <text:list xml:id="list692485386030955837" text:style-name="WW8Num6">
        <text:list-item>
          <text:p text:style-name="P34">Código comentado, claro y bien estructurado (0,25 p)</text:p>
        </text:list-item>
        <text:list-item>
          <text:p text:style-name="P34">Juego de pruebas bien definido (0,25 p)</text:p>
        </text:list-item>
        <text:list-item>
          <text:p text:style-name="P35">Gestión valor menor-mayor (1 p)</text:p>
        </text:list-item>
        <text:list-item>
          <text:p text:style-name="P35">Estructura iterativa principal (1,<text:span text:style-name="T20">5</text:span>p) (Se ha de implementar con un <text:span text:style-name="T4">for</text:span>)</text:p>
        </text:list-item>
        <text:list-item>
          <text:p text:style-name="P35">Control nº de elementos jugados <text:s/>y puntuación del jugador(1p)</text:p>
        </text:list-item>
      </text:list>
      <text:p text:style-name="P19"/>
      <text:p text:style-name="P6"><text:span text:style-name="T8"><text:s text:c="5"/></text:span><text:span text:style-name="T7">Exercici 3:(4p)</text:span></text:p>
      <text:p text:style-name="P3"/>
      <text:list xml:id="list3806849725702482562" text:style-name="WW8Num4">
        <text:list-item>
          <text:p text:style-name="P28">Código comentado, claro y bien estructurado (0,25 p)</text:p>
        </text:list-item>
        <text:list-item>
          <text:p text:style-name="P28">Juego de pruebas bien definido (0,25 p)</text:p>
        </text:list-item>
        <text:list-item>
          <text:p text:style-name="P29">Estructura de control principal <text:s/>(<text:span text:style-name="T20">1 p</text:span>)(Se ha de implementar con un <text:span text:style-name="T3">while</text:span>)</text:p>
        </text:list-item>
        <text:list-item>
          <text:p text:style-name="P31">Implementación del for anidado de cálculo de números primos. (1,5 p)</text:p>
        </text:list-item>
        <text:list-item>
          <text:p text:style-name="P30">Control nº de <text:span text:style-name="T20">primos encontrados </text:span>(1p)</text:p>
          <text:p text:style-name="P26"/>
        </text:list-item>
      </text:list>
      <text:p text:style-name="P3"/>
      <text:p text:style-name="P12">REALIZAR EL CÓDIGO C:</text:p>
      <text:p text:style-name="P8"/>
      <text:p text:style-name="P8"/>
      <text:list xml:id="list7268262764697155739" text:style-name="WW8Num8">
        <text:list-item>
          <text:p text:style-name="P36"><text:span text:style-name="T12">(2 puntos)</text:span><text:span text:style-name="T13"> Escribir un programa dados dos valores los ordena de mayor a menor y luego los printa, a continuación muestra, la suma,resta,multiplicación y la media de estos valores</text:span></text:p>
        </text:list-item>
      </text:list>
      <text:p text:style-name="P16"><text:span text:style-name="T17">Nota</text:span><text:span text:style-name="T13">: <text:s/>Obligatorio utilizar</text:span><text:span text:style-name="T18"> un condicional simple</text:span><text:span text:style-name="T13"> en la ordenación de valores.</text:span></text:p>
      <text:list xml:id="list135303352151309" text:continue-numbering="true" text:style-name="WW8Num8">
        <text:list-item>
          <text:p text:style-name="P36"><text:span text:style-name="T12">(4 puntos) </text:span><text:span text:style-name="T13">Se quiere jugar al juego “adivina el número”, en el programa se define una constante de </text:span><text:span text:style-name="T19">dos dígitos</text:span><text:span text:style-name="T13">, </text:span><text:span text:style-name="T19">el usuario tendrá cinco oportunidades para adivinarlo</text:span><text:span text:style-name="T13"> e informará al usuario de las </text:span><text:span text:style-name="T19">oportunidades que le quedan</text:span><text:span text:style-name="T13"> indicando si el valor a buscar es mayor o menor que el introducido. Si el usuario lo adivina le pondrá nota dependiendo de la cantidad de veces que ha jugado finalizando el programa sin consumir los intentos restantes e indicando el numero de intentos que se han utilizado. (Cada jugada vale 2 puntos)</text:span></text:p>
        </text:list-item>
      </text:list>
      <text:p text:style-name="P16"><text:span text:style-name="T17">Nota</text:span><text:span text:style-name="T13">: <text:s/>Obligatorio utilizar estructura principal con </text:span><text:span text:style-name="T18">for</text:span></text:p>
      <text:list xml:id="list135303352168520" text:continue-numbering="true" text:style-name="WW8Num8">
        <text:list-item>
          <text:p text:style-name="P36"><text:span text:style-name="T12">(4 puntos)</text:span><text:span text:style-name="T13">Programa que </text:span><text:span text:style-name="T14">pide un numero y nos muestra </text:span><text:span text:style-name="T15">por pantalla t</text:span><text:span text:style-name="T14">antos números primos como le pedimos. </text:span></text:p>
        </text:list-item>
      </text:list>
      <text:p text:style-name="P37"><text:tab/>Recordar que se puede calcular un número primo con el siguiente algoritmo:</text:p>
      <text:p text:style-name="P37"><text:tab/>int i=0;</text:p>
      <text:p text:style-name="P37"><text:tab/>int primo=1;</text:p>
      <text:p text:style-name="P16"><text:span text:style-name="T14"><text:tab/>//</text:span><text:span text:style-name="T15">num es numero a verificar</text:span></text:p>
      <text:p text:style-name="P16"><text:span text:style-name="T14"><text:tab/>for (i=</text:span><text:span text:style-name="T15">2</text:span><text:span text:style-name="T14">; i&lt;</text:span><text:span text:style-name="T15">num &amp;&amp; primo==1; i++</text:span><text:span text:style-name="T14">)</text:span></text:p>
      <text:p text:style-name="P16"><text:span text:style-name="T14"><text:tab/><text:tab/></text:span><text:span text:style-name="T15">{</text:span></text:p>
      <text:p text:style-name="P38"><text:tab/><text:tab/>if(num%i==0)primo=0;</text:p>
      <text:p text:style-name="P39"><text:tab/><text:tab/>}</text:p>
      <text:p text:style-name="P39"><text:tab/>// al salir si num es primo, la variable primo vale 1. La variable primo valdrá <text:tab/>// cero si no lo son</text:p>
      <text:p text:style-name="P18"><text:tab/></text:p>
      <text:p text:style-name="P17"/>
      <text:p text:style-name="P7"><text:span text:style-name="T17">Nota</text:span><text:span text:style-name="T13">: <text:s/>Obligatorio utilizar estructura </text:span><text:span text:style-name="T16">contro con </text:span><text:span text:style-name="T18">While</text:span></text:p>
      <text:p text:style-name="P2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.212cm" style:contextual-spacing="false" fo:text-indent="1cm" style:auto-text-indent="false"/>
      <style:text-properties fo:font-size="11pt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language="ca" fo:country="ES" style:font-name-complex="Courier New" style:font-family-complex="'Courier New'" style:font-family-generic-complex="modern" style:font-size-complex="12pt"/>
    </style:style>
    <style:style style:name="Estilo_20_codi_20__2b__20_9_20_pt" style:display-name="Estilo codi + 9 pt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9pt" fo:language="ca" fo:country="ES" style:font-size-asian="9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2pt" style:font-size-asian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Puntuació" style:family="text" style:parent-style-name="Fuente_20_de_20_párrafo_20_predeter.1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2.571cm" fo:margin-left="2.466cm" table:align="left" style:writing-mode="lr-tb"/>
    </style:style>
    <style:style style:name="Tabla1.A" style:family="table-column">
      <style:table-column-properties style:column-width="8.001cm"/>
    </style:style>
    <style:style style:name="Tabla1.B" style:family="table-column">
      <style:table-column-properties style:column-width="4.57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ffffff" fo:border-bottom="0.5pt solid #000000" style:writing-mode="lr-tb"/>
    </style:style>
    <style:style style:name="MP1" style:family="paragraph" style:parent-style-name="Header">
      <style:paragraph-properties style:snap-to-layout-grid="false"/>
      <style:text-properties fo:language="en" fo:country="US"/>
    </style:style>
    <style:style style:name="M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2" style:family="text">
      <style:text-properties fo:font-size="11.5pt" fo:font-style="normal" fo:font-weight="normal" officeooo:rsid="00065740" style:font-size-asian="11.5pt" style:font-style-asian="normal" style:font-weight-asian="normal" style:font-size-complex="11.5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29cm" fo:margin-bottom="0.889cm" fo:margin-left="1.889cm" fo:margin-right="1.889cm" fo:border="0.51pt solid #000000" fo:padding-top="0.423cm" fo:padding-bottom="1.094cm" fo:padding-left="1.094cm" fo:padding-right="1.09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Header"><draw:frame draw:style-name="Mfr1" draw:name="Imagen1" text:anchor-type="char" svg:x="-2.942cm" svg:y="0.307cm" svg:width="2.641cm" svg:height="1.767cm" draw:z-index="2"><draw:image xlink:href="Pictures/100000000000006400000043B94554F6.jpg" xlink:type="simple" xlink:show="embed" xlink:actuate="onLoad"/></draw:frame><text:span text:style-name="Puntuació"><text:span text:style-name="MT1">Mòdul 3 Programació Bàsica</text:span></text:span></text:p>
            </table:table-cell>
            <table:table-cell table:style-name="Tabla1.B1" table:number-rows-spanned="2" office:value-type="string">
              <text:p text:style-name="Header"><text:span text:style-name="Puntuació"><text:span text:style-name="MT1">Nota:</text:span></text:span></text:p>
            </table:table-cell>
          </table:table-row>
          <table:table-row table:style-name="Tabla1.1">
            <table:table-cell table:style-name="Tabla1.A1" office:value-type="string">
              <text:p text:style-name="Header"><text:span text:style-name="Puntuació"><text:span text:style-name="MT1">Curs: DAW-1</text:span></text:span></text:p>
            </table:table-cell>
            <table:covered-table-cell/>
          </table:table-row>
          <table:table-row table:style-name="Tabla1.3">
            <table:table-cell table:style-name="Tabla1.A1" office:value-type="string">
              <text:p text:style-name="Header"><text:span text:style-name="Puntuació"><text:span text:style-name="MT1">UF1-PE1 Exàmen estructures iteratives 15%</text:span></text:span></text:p>
            </table:table-cell>
            <table:table-cell table:style-name="Tabla1.B3" office:value-type="string">
              <text:p text:style-name="MP1"/>
            </table:table-cell>
          </table:table-row>
          <table:table-row table:style-name="Tabla1.3">
            <table:table-cell table:style-name="Tabla1.A1" office:value-type="string">
              <text:p text:style-name="Header"><text:span text:style-name="Puntuació"><text:span text:style-name="MT1">Professor: <text:s/></text:span></text:span><text:span text:style-name="Puntuació"><text:span text:style-name="MT2">David Pascual</text:span></text:span></text:p>
            </table:table-cell>
            <table:table-cell table:style-name="Tabla1.B1" office:value-type="string">
              <text:p text:style-name="Header"><text:span text:style-name="Puntuació"><text:span text:style-name="MT1">Data: 2</text:span></text:span><text:span text:style-name="Puntuació"><text:span text:style-name="MT2">9</text:span></text:span><text:span text:style-name="Puntuació"><text:span text:style-name="MT1">/10/2015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OL 2/2 1ª EVALUACIÓN</dc:title>
    <meta:initial-creator>Rafa</meta:initial-creator>
    <meta:creation-date>2015-10-26T19:23:00</meta:creation-date>
    <dc:date>2015-10-29T13:53:03.270000000</dc:date>
    <meta:print-date>2006-10-31T16:54:00</meta:print-date>
    <meta:editing-cycles>3</meta:editing-cycles>
    <meta:editing-duration>PT1M</meta:editing-duration>
    <meta:generator>LibreOffice/4.2.5.2$Windows_x86 LibreOffice_project/61cb170a04bb1f12e77c884eab9192be736ec5f5</meta:generator>
    <meta:document-statistic meta:table-count="1" meta:image-count="1" meta:object-count="0" meta:page-count="3" meta:paragraph-count="55" meta:word-count="508" meta:character-count="3240" meta:non-whitespace-character-count="2604"/>
  </office:meta>
</office:document-meta>
</file>